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1cm" fo:min-width="3.056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text-align="start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3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556cm" svg:height="1.271cm" svg:x="0.385cm" svg:y="4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1cm" svg:x="6.519cm" svg:y="4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1cm" svg:x="12.323cm" svg:y="4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1cm" svg:x="18.149cm" svg:y="4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1cm" svg:x="24.129cm" svg:y="4.5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1cm" svg:x="21.705cm" svg:y="1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6cm" svg:height="1.271cm" svg:x="21.713cm" svg:y="7.59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79cm" svg:y1="5.164cm" svg:x2="6.057cm" svg:y2="5.164cm">
          <text:p/>
        </draw:line>
        <draw:line draw:style-name="gr2" draw:text-style-name="P2" draw:layer="layout" svg:x1="10.375cm" svg:y1="5.164cm" svg:x2="12.153cm" svg:y2="5.164cm">
          <text:p/>
        </draw:line>
        <draw:line draw:style-name="gr2" draw:text-style-name="P2" draw:layer="layout" svg:x1="16.171cm" svg:y1="5.164cm" svg:x2="17.949cm" svg:y2="5.164cm">
          <text:p/>
        </draw:line>
        <draw:line draw:style-name="gr2" draw:text-style-name="P2" draw:layer="layout" svg:x1="22.105cm" svg:y1="5.164cm" svg:x2="23.883cm" svg:y2="5.164cm">
          <text:p/>
        </draw:line>
        <draw:line draw:style-name="gr2" draw:text-style-name="P2" draw:layer="layout" svg:x1="20.455cm" svg:y1="6.137cm" svg:x2="21.712cm" svg:y2="7.394cm">
          <text:p/>
        </draw:line>
        <draw:line draw:style-name="gr2" draw:text-style-name="P2" draw:layer="layout" svg:x1="20.439cm" svg:y1="4.268cm" svg:x2="21.696cm" svg:y2="3.011cm">
          <text:p/>
        </draw:line>
        <draw:line draw:style-name="gr2" draw:text-style-name="P2" draw:layer="layout" svg:x1="25.369cm" svg:y1="7.449cm" svg:x2="26.626cm" svg:y2="6.192cm">
          <text:p/>
        </draw:line>
        <draw:line draw:style-name="gr2" draw:text-style-name="P2" draw:layer="layout" svg:x1="25.407cm" svg:y1="2.978cm" svg:x2="26.664cm" svg:y2="4.235cm">
          <text:p/>
        </draw:line>
        <draw:frame draw:style-name="gr3" draw:text-style-name="P4" draw:layer="layout" svg:width="3.434cm" svg:height="1.361cm" svg:x="0.507cm" svg:y="4.656cm">
          <draw:text-box>
            <text:p text:style-name="P3"><text:span text:style-name="T1">Parse Tree</text:span></text:p>
          </draw:text-box>
        </draw:frame>
        <draw:frame draw:style-name="gr3" draw:text-style-name="P6" draw:layer="layout" svg:width="3.81cm" svg:height="1.361cm" svg:x="3.809cm" svg:y="3.356cm">
          <draw:text-box>
            <text:p text:style-name="P5"><text:span text:style-name="T1">Desugar</text:span></text:p>
          </draw:text-box>
        </draw:frame>
        <draw:frame draw:style-name="gr3" draw:text-style-name="P6" draw:layer="layout" svg:width="2.614cm" svg:height="1.361cm" svg:x="9.831cm" svg:y="3.381cm">
          <draw:text-box>
            <text:p text:style-name="P5"><text:span text:style-name="T1">STGify</text:span></text:p>
          </draw:text-box>
        </draw:frame>
        <draw:frame draw:style-name="gr4" draw:text-style-name="P8" draw:layer="layout" svg:width="3.556cm" svg:height="1.106cm" svg:x="6.519cm" svg:y="4.702cm">
          <draw:text-box>
            <text:p text:style-name="P7">Core</text:p>
          </draw:text-box>
        </draw:frame>
        <draw:frame draw:style-name="gr4" draw:text-style-name="P8" draw:layer="layout" svg:width="3.556cm" svg:height="1.106cm" svg:x="12.323cm" svg:y="4.602cm">
          <draw:text-box>
            <text:p text:style-name="P7">STG</text:p>
          </draw:text-box>
        </draw:frame>
        <draw:frame draw:style-name="gr4" draw:text-style-name="P8" draw:layer="layout" svg:width="3.556cm" svg:height="1.106cm" svg:x="18.149cm" svg:y="4.602cm">
          <draw:text-box>
            <text:p text:style-name="P7">C--</text:p>
          </draw:text-box>
        </draw:frame>
        <draw:frame draw:style-name="gr4" draw:text-style-name="P8" draw:layer="layout" svg:width="3.556cm" svg:height="1.106cm" svg:x="21.643cm" svg:y="1.579cm">
          <draw:text-box>
            <text:p text:style-name="P7">LLVM IR</text:p>
          </draw:text-box>
        </draw:frame>
        <draw:frame draw:style-name="gr5" draw:text-style-name="P6" draw:layer="layout" svg:width="2.794cm" svg:height="1.673cm" svg:x="25.653cm" svg:y="1.862cm">
          <draw:text-box>
            <text:p text:style-name="P5"><text:span text:style-name="T1">LLVM</text:span></text:p>
          </draw:text-box>
        </draw:frame>
        <draw:frame draw:style-name="gr4" draw:text-style-name="P8" draw:layer="layout" svg:width="3.556cm" svg:height="1.106cm" svg:x="24.129cm" svg:y="4.602cm">
          <draw:text-box>
            <text:p text:style-name="P7">Assembly</text:p>
          </draw:text-box>
        </draw:frame>
        <draw:frame draw:style-name="gr3" draw:text-style-name="P4" draw:layer="layout" svg:width="2.686cm" svg:height="1.361cm" svg:x="21.843cm" svg:y="3.641cm">
          <draw:text-box>
            <text:p text:style-name="P3"><text:span text:style-name="T1">NCG</text:span></text:p>
          </draw:text-box>
        </draw:frame>
        <draw:frame draw:style-name="gr4" draw:text-style-name="P10" draw:layer="layout" svg:width="3.556cm" svg:height="1.106cm" svg:x="21.713cm" svg:y="7.796cm">
          <draw:text-box>
            <text:p text:style-name="P9"><text:tab/>C</text:p>
          </draw:text-box>
        </draw:frame>
        <draw:frame draw:style-name="gr3" draw:text-style-name="P6" draw:layer="layout" svg:width="4.318cm" svg:height="1.361cm" svg:x="17.525cm" svg:y="6.943cm">
          <draw:text-box>
            <text:p text:style-name="P5"><text:span text:style-name="T1">C backend</text:span></text:p>
          </draw:text-box>
        </draw:frame>
        <draw:frame draw:style-name="gr3" draw:text-style-name="P12" draw:layer="layout" svg:width="2.54cm" svg:height="1.361cm" svg:x="25.653cm" svg:y="7.25cm">
          <draw:text-box>
            <text:p text:style-name="P11"><text:span text:style-name="T1">GCC</text:span></text:p>
          </draw:text-box>
        </draw:frame>
        <draw:frame draw:style-name="gr3" draw:text-style-name="P6" draw:layer="layout" svg:width="5.334cm" svg:height="1.361cm" svg:x="17.105cm" svg:y="2.041cm">
          <draw:text-box>
            <text:p text:style-name="P5"><text:span text:style-name="T1">LLVM backend</text:span></text:p>
          </draw:text-box>
        </draw:frame>
        <draw:frame draw:style-name="gr3" draw:text-style-name="P6" draw:layer="layout" svg:width="3.048cm" svg:height="1.361cm" svg:x="15.747cm" svg:y="3.44cm">
          <draw:text-box>
            <text:p text:style-name="P5"><text:span text:style-name="T1">CodeGe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3.372cm" svg:x="1cm" svg:y="4.234cm"/>
      <draw:page-thumbnail draw:layer="backgroundobjects" svg:width="9.294cm" svg:height="3.372cm" svg:x="1cm" svg:y="12.282cm"/>
      <draw:page-thumbnail draw:layer="backgroundobjects" svg:width="9.294cm" svg:height="3.372cm" svg:x="1cm" svg:y="20.33cm"/>
      <draw:page-thumbnail draw:layer="backgroundobjects" svg:width="9.294cm" svg:height="3.372cm" svg:x="11.295cm" svg:y="4.234cm"/>
      <draw:page-thumbnail draw:layer="backgroundobjects" svg:width="9.294cm" svg:height="3.372cm" svg:x="11.295cm" svg:y="12.282cm"/>
      <draw:page-thumbnail draw:layer="backgroundobjects" svg:width="9.294cm" svg:height="3.372cm" svg:x="11.295cm" svg:y="20.33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6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6T11:38:25.412390270</meta:creation-date>
    <dc:date>2019-08-16T11:59:40.644071873</dc:date>
    <meta:editing-duration>PT21M16S</meta:editing-duration>
    <meta:editing-cycles>3</meta:editing-cycles>
    <meta:generator>LibreOffice/6.2.5.2$Linux_X86_64 LibreOffice_project/20$Build-2</meta:generator>
    <meta:document-statistic meta:object-count="53"/>
  </office:meta>
</office:document-meta>
</file>